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text-properties fo:color="#ffffff" fo:font-family="Boron" style:font-pitch="variable" fo:font-size="50pt" style:font-size-asian="50pt" style:font-size-complex="50pt"/>
    </style:style>
    <style:style style:name="T1" style:family="text">
      <style:text-properties fo:color="#ffffff" fo:font-family="Boron" style:font-pitch="variable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.29cm" svg:height="1.86cm" svg:x="5cm" svg:y="5.9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58cm" svg:height="1.872cm" svg:x="5.366cm" svg:y="5.982cm">
          <draw:text-box>
            <text:p text:style-name="P2"><text:span text:style-name="T1">PyDS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Callegari</meta:initial-creator>
    <meta:creation-date>2013-02-21T19:56:50</meta:creation-date>
    <dc:date>2013-02-21T20:13:07</dc:date>
    <dc:creator>Sergio Callegari</dc:creator>
    <meta:editing-duration>P0D</meta:editing-duration>
    <meta:editing-cycles>2</meta:editing-cycles>
    <meta:generator>LibreOffice/4.0.0.3$Linux_X86_64 LibreOffice_project/7545bee9c2a0782548772a21bc84a9dcc583b89</meta:generator>
    <meta:document-statistic meta:object-count="2"/>
  </office:meta>
</office:document-meta>
</file>